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use-window-font-color="true" loext:opacity="0%" style:font-name="Lucida Console" fo:font-size="9pt" officeooo:rsid="000e4236" officeooo:paragraph-rsid="000e4236" style:font-size-asian="9pt"/>
    </style:style>
    <style:style style:name="P2" style:family="paragraph" style:parent-style-name="Heading_20_4">
      <style:text-properties style:font-name="Lucida Console" fo:font-size="9pt" officeooo:rsid="000e4236" style:font-size-asian="9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style:font-name="Lucida Console" fo:font-size="9pt" officeooo:rsid="000e4236" style:font-size-asian="9pt"/>
    </style:style>
    <style:style style:name="P4" style:family="paragraph" style:parent-style-name="Preformatted_20_Text">
      <style:paragraph-properties style:writing-mode="lr-tb"/>
      <style:text-properties style:font-name="Lucida Console" fo:font-size="9pt" officeooo:rsid="000e4236" style:font-size-asian="9pt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style:font-name="Lucida Console" fo:font-size="9pt" officeooo:rsid="000e4236" style:font-size-asian="9pt"/>
    </style:style>
    <style:style style:name="P6" style:family="paragraph" style:parent-style-name="Standard">
      <style:text-properties style:use-window-font-color="true" loext:opacity="0%" style:font-name="Lucida Console" fo:font-size="9pt" officeooo:rsid="000e4236" officeooo:paragraph-rsid="000e4236" style:font-size-asian="9pt"/>
    </style:style>
    <style:style style:name="P7" style:family="paragraph" style:parent-style-name="Quotations">
      <style:paragraph-properties fo:margin-left="4.001cm" fo:margin-right="4.001cm" fo:text-indent="0cm" style:auto-text-indent="false"/>
      <style:text-properties style:font-name="Lucida Console" fo:font-size="9pt" officeooo:rsid="000e4236" officeooo:paragraph-rsid="0016d3bb" style:font-size-asian="9pt"/>
    </style:style>
    <style:style style:name="P8" style:family="paragraph" style:parent-style-name="Quotations">
      <style:paragraph-properties fo:margin-left="4.001cm" fo:margin-right="4.001cm" fo:text-indent="0cm" style:auto-text-indent="false"/>
      <style:text-properties style:font-name="Lucida Console" fo:font-size="9pt" officeooo:rsid="000e4236" style:font-size-asian="9pt"/>
    </style:style>
    <style:style style:name="P9" style:family="paragraph" style:parent-style-name="Heading_20_3">
      <style:text-properties style:use-window-font-color="true" loext:opacity="0%" style:font-name="Lucida Console" fo:font-size="9pt" officeooo:rsid="0017c621" officeooo:paragraph-rsid="0017c621" style:font-size-asian="9pt"/>
    </style:style>
    <style:style style:name="P10" style:family="paragraph" style:parent-style-name="Text_20_body">
      <style:text-properties style:use-window-font-color="true" loext:opacity="0%" style:font-name="Lucida Console" fo:font-size="9pt" officeooo:rsid="0017c621" officeooo:paragraph-rsid="0017c621" style:font-size-asian="9pt"/>
    </style:style>
    <style:style style:name="P11" style:family="paragraph" style:parent-style-name="Standard">
      <style:text-properties style:use-window-font-color="true" loext:opacity="0%" style:font-name="Lucida Console" fo:font-size="20pt" officeooo:rsid="0017c621" officeooo:paragraph-rsid="001b7cc1" style:font-size-asian="20pt" style:font-size-complex="20pt"/>
    </style:style>
    <style:style style:name="P12" style:family="paragraph" style:parent-style-name="Standard">
      <style:text-properties style:font-name="Lucida Console" fo:font-size="9pt" officeooo:rsid="0017c621" officeooo:paragraph-rsid="0017c621" style:font-size-asian="9pt"/>
    </style:style>
    <style:style style:name="P13" style:family="paragraph" style:parent-style-name="Horizontal_20_Line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4" style:family="paragraph" style:parent-style-name="Heading_20_2">
      <style:paragraph-properties fo:margin-top="0cm" fo:margin-bottom="0.247cm" style:contextual-spacing="false" fo:line-height="115%"/>
      <style:text-properties style:font-name="Lucida Console" fo:font-size="9pt" officeooo:rsid="0017c621" officeooo:paragraph-rsid="001b7cc1" style:font-size-asian="9pt"/>
    </style:style>
    <style:style style:name="P15" style:family="paragraph" style:parent-style-name="Text_20_body" style:list-style-name="L1">
      <style:text-properties style:font-name="Lucida Console" fo:font-size="9pt" officeooo:rsid="0017c621" style:font-size-asian="9pt"/>
    </style:style>
    <style:style style:name="P16" style:family="paragraph" style:parent-style-name="Heading_20_2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7" style:family="paragraph" style:parent-style-name="Quotations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8" style:family="paragraph" style:parent-style-name="Heading_20_3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19" style:family="paragraph" style:parent-style-name="Quotations">
      <style:paragraph-properties fo:margin-top="0cm" fo:margin-bottom="0.247cm" style:contextual-spacing="false" fo:line-height="115%"/>
      <style:text-properties style:font-name="Lucida Console" fo:font-size="9pt" officeooo:rsid="0017c621" officeooo:paragraph-rsid="001c54b8" style:font-size-asian="9pt"/>
    </style:style>
    <style:style style:name="P20" style:family="paragraph" style:parent-style-name="Heading_20_3">
      <style:paragraph-properties fo:margin-top="0cm" fo:margin-bottom="0.247cm" style:contextual-spacing="false" fo:line-height="115%"/>
      <style:text-properties style:font-name="Lucida Console" fo:font-size="9pt" officeooo:rsid="001c54b8" officeooo:paragraph-rsid="001c54b8" style:font-size-asian="9pt"/>
    </style:style>
    <style:style style:name="P21" style:family="paragraph" style:parent-style-name="Heading_20_4">
      <style:paragraph-properties fo:margin-top="0cm" fo:margin-bottom="0.247cm" style:contextual-spacing="false" fo:line-height="115%"/>
      <style:text-properties style:font-name="Lucida Console" fo:font-size="9pt" officeooo:rsid="0017c621" style:font-size-asian="9pt"/>
    </style:style>
    <style:style style:name="P22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officeooo:paragraph-rsid="001cdd3e" style:font-size-asian="9pt"/>
    </style:style>
    <style:style style:name="P23" style:family="paragraph" style:parent-style-name="Preformatted_20_Text">
      <style:paragraph-properties fo:margin-top="0cm" fo:margin-bottom="0.247cm" style:contextual-spacing="false" fo:line-height="115%" style:writing-mode="lr-tb"/>
      <style:text-properties style:font-name="Lucida Console" fo:font-size="9pt" officeooo:rsid="0017c621" style:font-size-asian="9pt"/>
    </style:style>
    <style:style style:name="P24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style:font-name="Lucida Console" fo:font-size="9pt" officeooo:rsid="0017c621" style:font-size-asian="9pt"/>
    </style:style>
    <style:style style:name="P25" style:family="paragraph" style:parent-style-name="Horizontal_20_Line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style:font-size-asian="9pt"/>
    </style:style>
    <style:style style:name="P26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style:font-size-asian="9pt"/>
    </style:style>
    <style:style style:name="P27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officeooo:paragraph-rsid="001c54b8" style:font-size-asian="9pt"/>
    </style:style>
    <style:style style:name="P28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fo:font-weight="normal" officeooo:rsid="0017c621" officeooo:paragraph-rsid="001cdd3e" style:font-size-asian="9pt" style:font-weight-asian="normal" style:font-weight-complex="normal"/>
    </style:style>
    <style:style style:name="P29" style:family="paragraph" style:parent-style-name="Heading_20_2">
      <style:paragraph-properties fo:margin-top="0cm" fo:margin-bottom="0.247cm" style:contextual-spacing="false" fo:line-height="115%"/>
      <style:text-properties style:font-name="Lucida Console" fo:font-size="9pt" officeooo:rsid="0017c621" officeooo:paragraph-rsid="001cdd3e" style:font-size-asian="9pt"/>
    </style:style>
    <style:style style:name="P30" style:family="paragraph" style:parent-style-name="Text_20_body">
      <style:paragraph-properties fo:margin-top="0cm" fo:margin-bottom="0.247cm" style:contextual-spacing="false" fo:line-height="115%"/>
      <style:text-properties style:font-name="Lucida Console" fo:font-size="9pt" officeooo:rsid="0017c621" officeooo:paragraph-rsid="001cdd3e" style:font-size-asian="9pt"/>
    </style:style>
    <style:style style:name="P31" style:family="paragraph" style:parent-style-name="Text_20_body">
      <style:text-properties style:font-name="Lucida Console" fo:font-size="9pt" officeooo:rsid="0017c621" officeooo:paragraph-rsid="001cdd3e" style:font-size-asian="9pt"/>
    </style:style>
    <style:style style:name="P32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style:font-name="Lucida Console" fo:font-size="9pt" officeooo:rsid="0017c621" officeooo:paragraph-rsid="001cdd3e" style:font-size-asian="9pt"/>
    </style:style>
    <style:style style:name="P33" style:family="paragraph" style:parent-style-name="Preformatted_20_Text">
      <style:paragraph-properties fo:margin-top="0cm" fo:margin-bottom="0.247cm" style:contextual-spacing="false" fo:line-height="115%" style:writing-mode="lr-tb"/>
      <style:text-properties style:font-name="Lucida Console" fo:font-size="9pt" officeooo:rsid="0017c621" officeooo:paragraph-rsid="001cdd3e" style:font-size-asian="9pt"/>
    </style:style>
    <style:style style:name="P34" style:family="paragraph" style:parent-style-name="Heading_20_3">
      <style:paragraph-properties fo:margin-top="0cm" fo:margin-bottom="0.247cm" style:contextual-spacing="false" fo:line-height="115%"/>
      <style:text-properties style:font-name="Lucida Console" fo:font-size="9pt" officeooo:rsid="001c54b8" officeooo:paragraph-rsid="001cdd3e" style:font-size-asian="9pt"/>
    </style:style>
    <style:style style:name="P35" style:family="paragraph" style:parent-style-name="Text_20_body">
      <style:paragraph-properties fo:margin-top="0cm" fo:margin-bottom="0.247cm" style:contextual-spacing="false" fo:line-height="115%"/>
      <style:text-properties style:use-window-font-color="true" loext:opacity="0%" style:font-name="Lucida Console" fo:font-size="9pt" officeooo:rsid="0017c621" officeooo:paragraph-rsid="001f2142" style:font-size-asian="9pt"/>
    </style:style>
    <style:style style:name="P36" style:family="paragraph" style:parent-style-name="Text_20_body">
      <style:paragraph-properties fo:margin-top="0cm" fo:margin-bottom="0.247cm" style:contextual-spacing="false" fo:line-height="115%"/>
      <style:text-properties officeooo:paragraph-rsid="001f2142"/>
    </style:style>
    <style:style style:name="P37" style:family="paragraph" style:parent-style-name="Text_20_body">
      <style:paragraph-properties fo:margin-top="0cm" fo:margin-bottom="0.247cm" style:contextual-spacing="false" fo:line-height="115%"/>
      <style:text-properties officeooo:paragraph-rsid="0020a080"/>
    </style:style>
    <style:style style:name="P38" style:family="paragraph" style:parent-style-name="Text_20_body">
      <style:paragraph-properties fo:margin-top="0cm" fo:margin-bottom="0.247cm" style:contextual-spacing="false" fo:line-height="115%"/>
      <style:text-properties officeooo:paragraph-rsid="002348a8"/>
    </style:style>
    <style:style style:name="P39" style:family="paragraph" style:parent-style-name="Text_20_body">
      <style:paragraph-properties fo:margin-top="0cm" fo:margin-bottom="0.247cm" style:contextual-spacing="false" fo:line-height="115%"/>
      <style:text-properties officeooo:paragraph-rsid="0022033e"/>
    </style:style>
    <style:style style:name="P40" style:family="paragraph" style:parent-style-name="Text_20_body">
      <style:paragraph-properties fo:margin-top="0cm" fo:margin-bottom="0.247cm" style:contextual-spacing="false" fo:line-height="115%"/>
      <style:text-properties officeooo:paragraph-rsid="00225038"/>
    </style:style>
    <style:style style:name="P41" style:family="paragraph" style:parent-style-name="Text_20_body">
      <style:paragraph-properties fo:margin-top="0cm" fo:margin-bottom="0.247cm" style:contextual-spacing="false" fo:line-height="115%"/>
      <style:text-properties officeooo:paragraph-rsid="002385e2"/>
    </style:style>
    <style:style style:name="P42" style:family="paragraph" style:parent-style-name="Text_20_body">
      <style:paragraph-properties fo:margin-top="0cm" fo:margin-bottom="0.247cm" style:contextual-spacing="false" fo:line-height="115%"/>
      <style:text-properties officeooo:paragraph-rsid="0024897a"/>
    </style:style>
    <style:style style:name="P43" style:family="paragraph" style:parent-style-name="Standard">
      <style:paragraph-properties fo:margin-top="0cm" fo:margin-bottom="0.247cm" style:contextual-spacing="false" fo:line-height="115%"/>
      <style:text-properties officeooo:paragraph-rsid="002385e2"/>
    </style:style>
    <style:style style:name="P44" style:family="paragraph" style:parent-style-name="Standard">
      <style:paragraph-properties fo:margin-top="0cm" fo:margin-bottom="0.247cm" style:contextual-spacing="false" fo:line-height="115%"/>
      <style:text-properties officeooo:paragraph-rsid="0026ab54"/>
    </style:style>
    <style:style style:name="P45" style:family="paragraph" style:parent-style-name="Standard">
      <style:paragraph-properties fo:margin-top="0cm" fo:margin-bottom="0.247cm" style:contextual-spacing="false" fo:line-height="115%"/>
      <style:text-properties officeooo:paragraph-rsid="00279fd1"/>
    </style:style>
    <style:style style:name="P46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T1" style:family="text">
      <style:text-properties officeooo:rsid="0016d3bb"/>
    </style:style>
    <style:style style:name="T2" style:family="text">
      <style:text-properties officeooo:rsid="001b7cc1"/>
    </style:style>
    <style:style style:name="T3" style:family="text">
      <style:text-properties style:font-name="Lucida Console"/>
    </style:style>
    <style:style style:name="T4" style:family="text">
      <style:text-properties style:use-window-font-color="true" loext:opacity="0%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 fo:font-weight="normal" officeooo:rsid="001cdd3e" style:font-weight-asian="normal" style:font-weight-complex="normal"/>
    </style:style>
    <style:style style:name="T7" style:family="text">
      <style:text-properties fo:font-weight="normal" officeooo:rsid="001b7cc1" style:font-weight-asian="normal" style:font-weight-complex="normal"/>
    </style:style>
    <style:style style:name="T8" style:family="text">
      <style:text-properties style:use-window-font-color="true" loext:opacity="0%"/>
    </style:style>
    <style:style style:name="T9" style:family="text">
      <style:text-properties officeooo:rsid="001cdd3e"/>
    </style:style>
    <style:style style:name="T10" style:family="text">
      <style:text-properties style:font-name="Liberation Mono" fo:font-weight="normal" officeooo:rsid="0017c621" style:font-weight-asian="normal" style:font-weight-complex="normal"/>
    </style:style>
    <style:style style:name="T11" style:family="text">
      <style:text-properties style:font-name="Liberation Mono" fo:font-weight="normal" style:font-weight-asian="normal" style:font-weight-complex="normal"/>
    </style:style>
    <style:style style:name="T12" style:family="text">
      <style:text-properties style:font-name="Liberation Mono" fo:font-weight="normal" officeooo:rsid="001e13cc" style:font-weight-asian="normal" style:font-weight-complex="normal"/>
    </style:style>
    <style:style style:name="T13" style:family="text">
      <style:text-properties style:font-name="Lucida Console" fo:font-weight="normal" style:font-weight-asian="normal" style:font-weight-complex="normal"/>
    </style:style>
    <style:style style:name="T14" style:family="text">
      <style:text-properties style:use-window-font-color="true" loext:opacity="0%" style:font-name="Lucida Console" fo:font-size="9pt" fo:font-weight="normal" officeooo:rsid="0017c621" style:font-size-asian="9pt" style:font-weight-asian="normal" style:font-weight-complex="normal"/>
    </style:style>
    <style:style style:name="T15" style:family="text">
      <style:text-properties style:use-window-font-color="true" loext:opacity="0%" style:font-name="Lucida Console" fo:font-size="9pt" officeooo:rsid="0017c621" style:font-size-asian="9pt"/>
    </style:style>
    <style:style style:name="T16" style:family="text">
      <style:text-properties style:use-window-font-color="true" loext:opacity="0%" style:font-name="Lucida Console" fo:font-size="9pt" officeooo:rsid="0020a080" style:font-size-asian="9pt"/>
    </style:style>
    <style:style style:name="T17" style:family="text">
      <style:text-properties style:use-window-font-color="true" loext:opacity="0%" style:font-name="Lucida Console" fo:font-size="9pt" officeooo:rsid="002348a8" style:font-size-asian="9pt"/>
    </style:style>
    <style:style style:name="T18" style:family="text">
      <style:text-properties style:use-window-font-color="true" loext:opacity="0%" style:font-name="Lucida Console" fo:font-size="9pt" fo:font-weight="normal" officeooo:rsid="0020a080" style:font-size-asian="9pt" style:font-weight-asian="normal" style:font-weight-complex="normal"/>
    </style:style>
    <style:style style:name="T19" style:family="text">
      <style:text-properties style:use-window-font-color="true" loext:opacity="0%" style:font-name="Lucida Console" fo:font-size="9pt" fo:font-weight="normal" officeooo:rsid="0022033e" style:font-size-asian="9pt" style:font-weight-asian="normal" style:font-weight-complex="normal"/>
    </style:style>
    <style:style style:name="T20" style:family="text">
      <style:text-properties style:use-window-font-color="true" loext:opacity="0%" style:font-name="Lucida Console" fo:font-size="9pt" fo:font-weight="normal" officeooo:rsid="00225038" style:font-size-asian="9pt" style:font-weight-asian="normal" style:font-weight-complex="normal"/>
    </style:style>
    <style:style style:name="T21" style:family="text">
      <style:text-properties style:use-window-font-color="true" loext:opacity="0%" style:font-name="Lucida Console" fo:font-size="9pt" fo:font-weight="normal" officeooo:rsid="002385e2" style:font-size-asian="9pt" style:font-weight-asian="normal" style:font-weight-complex="normal"/>
    </style:style>
    <style:style style:name="T22" style:family="text">
      <style:text-properties style:use-window-font-color="true" loext:opacity="0%" style:font-name="Lucida Console" fo:font-size="9pt" fo:font-weight="normal" officeooo:rsid="0024897a" style:font-size-asian="9pt" style:font-weight-asian="normal" style:font-weight-complex="normal"/>
    </style:style>
    <style:style style:name="T23" style:family="text">
      <style:text-properties style:use-window-font-color="true" loext:opacity="0%" style:font-name="Lucida Console" fo:font-size="9pt" officeooo:rsid="0026ab54" style:font-size-asian="9pt"/>
    </style:style>
    <style:style style:name="T24" style:family="text">
      <style:text-properties style:use-window-font-color="true" loext:opacity="0%" style:font-name="Lucida Console" fo:font-size="9pt" officeooo:rsid="00279fd1" style:font-size-asian="9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opositions de scénarios pour l’Épisode 2 (le Gouffre de Padirac)</text:h>
      <text:h text:style-name="P2" text:outline-level="4">1. <text:span text:style-name="Strong_20_Emphasis">Exploration alien souterraine</text:span></text:h>
      <text:p text:style-name="P3"><text:span text:style-name="Source_20_Text">&gt;&gt;&gt; Point d’accès détecté : ouverture circulaire</text:span></text:p>
      <text:p text:style-name="P4"><text:span text:style-name="Source_20_Text">&gt;&gt;&gt; Le ciel nous observe à travers un œil de pierre</text:span></text:p>
      <text:p text:style-name="P4"><text:span text:style-name="Source_20_Text">&gt;&gt;&gt; Structures métalliques terriennes confirmées</text:span></text:p>
      <text:p text:style-name="P4"><text:span text:style-name="Source_20_Text">&gt;&gt;&gt; Nous progressons dans la profondeur</text:span></text:p>
      <text:p text:style-name="P5"><text:span text:style-name="Source_20_Text">&gt;&gt;&gt; Transmission : le passage mène encore plus bas</text:span></text:p>
      <text:h text:style-name="P2" text:outline-level="4">2. <text:span text:style-name="Strong_20_Emphasis">La descente des premiers explorateurs</text:span></text:h>
      <text:p text:style-name="P3"><text:span text:style-name="Source_20_Text">&gt;&gt;&gt; Archive terrienne : année 1890</text:span></text:p>
      <text:p text:style-name="P4"><text:span text:style-name="Source_20_Text">&gt;&gt;&gt; Descente des premiers humains par corde</text:span></text:p>
      <text:p text:style-name="P4"><text:span text:style-name="Source_20_Text">&gt;&gt;&gt; L’ascenseur métallique est un ajout récent</text:span></text:p>
      <text:p text:style-name="P4"><text:span text:style-name="Source_20_Text">&gt;&gt;&gt; Ils ne savaient pas ce qui les attendait</text:span></text:p>
      <text:p text:style-name="P5"><text:span text:style-name="Source_20_Text">&gt;&gt;&gt; Mémoire vivante gravée dans la roche</text:span></text:p>
      <text:h text:style-name="P2" text:outline-level="4">3. <text:span text:style-name="Strong_20_Emphasis">Portail entre deux mondes</text:span></text:h>
      <text:p text:style-name="P3"><text:span text:style-name="Source_20_Text">&gt;&gt;&gt; L’ouverture du gouffre : une pupille vers l’infini</text:span></text:p>
      <text:p text:style-name="P4"><text:span text:style-name="Source_20_Text">&gt;&gt;&gt; Le métal des humains croise la pierre des anciens</text:span></text:p>
      <text:p text:style-name="P4"><text:span text:style-name="Source_20_Text">&gt;&gt;&gt; Chaque marche est une résonance</text:span></text:p>
      <text:p text:style-name="P4"><text:span text:style-name="Source_20_Text">&gt;&gt;&gt; Chaque goutte d’eau, une onde de passage</text:span></text:p>
      <text:p text:style-name="P5"><text:span text:style-name="Source_20_Text">&gt;&gt;&gt; Sommes-nous vraiment seuls ici ?</text:span></text:p>
      <text:h text:style-name="P2" text:outline-level="4">4. <text:span text:style-name="Strong_20_Emphasis">Surveillance et implantation alien</text:span></text:h>
      <text:p text:style-name="P3"><text:span text:style-name="Source_20_Text">&gt;&gt;&gt; Balise détectée : signal intermittent</text:span></text:p>
      <text:p text:style-name="P4"><text:span text:style-name="Source_20_Text">&gt;&gt;&gt; Les terriens pensent visiter une curiosité</text:span></text:p>
      <text:p text:style-name="P4"><text:span text:style-name="Source_20_Text">&gt;&gt;&gt; En réalité, ils approchent une base</text:span></text:p>
      <text:p text:style-name="P4"><text:span text:style-name="Source_20_Text">&gt;&gt;&gt; Antenne dissimulée dans la roche</text:span></text:p>
      <text:p text:style-name="P5"><text:span text:style-name="Source_20_Text">&gt;&gt;&gt; Activité confirmée sous le niveau zéro</text:span></text:p>
      <text:h text:style-name="P2" text:outline-level="4">5. <text:span text:style-name="Strong_20_Emphasis">Connexion avec la Terre profonde</text:span></text:h>
      <text:p text:style-name="P3"><text:span text:style-name="Source_20_Text">&gt;&gt;&gt; Analyse géologique en cours…</text:span></text:p>
      <text:p text:style-name="P4"><text:span text:style-name="Source_20_Text">&gt;&gt;&gt; Roches formées il y a 20 millions d’années</text:span></text:p>
      <text:p text:style-name="P4"><text:span text:style-name="Source_20_Text">&gt;&gt;&gt; Les cavités respirent comme des poumons</text:span></text:p>
      <text:p text:style-name="P4"><text:span text:style-name="Source_20_Text">&gt;&gt;&gt; Eau souterraine connectée à tout le réseau planétaire</text:span></text:p>
      <text:p text:style-name="P5"><text:span text:style-name="Source_20_Text">&gt;&gt;&gt; Hypothèse : la Terre est un être vivant</text:span></text:p>
      <text:p text:style-name="P6"/>
      <text:p text:style-name="P6"/>
      <text:p text:style-name="P6"><text:span text:style-name="Strong_20_Emphasis"/></text:p>
      <text:p text:style-name="P7">La lumière ne dort jamais.<text:line-break/>Elle glisse seulement sous la mer, pour renaître ailleurs.<text:line-break/>Entre le jour et la nuit, il y a un passage.<text:line-break/>Ce moment s’appelle l’Aurore…<text:span text:style-name="T1">*</text:span></text:p>
      <text:p text:style-name="P8"><text:line-break/>À la Tamarissière, le crépuscule ouvre parfois des portes.<text:line-break/>Si tu écoutes le ressac…</text:p>
      <text:h text:style-name="P9" text:outline-level="3"><text:soft-page-break/></text:h>
      <text:h text:style-name="P9" text:outline-level="3"/>
      <text:h text:style-name="P9" text:outline-level="3"><text:line-break/><text:line-break/><text:line-break/><text:line-break/><text:line-break/><text:line-break/><text:line-break/></text:h>
      <text:h text:style-name="P9" text:outline-level="3">Episode 6</text:h>
      <text:p text:style-name="P10">« </text:p>
      <text:p text:style-name="P10">&gt;&gt;&gt; Transmission activée…</text:p>
      <text:p text:style-name="P10">&gt;&gt;&gt; Coordonnées : X 45.533329 <text:s/>| <text:s/>Y 1.51667</text:p>
      <text:p text:style-name="P10">&gt;&gt;&gt; Localisation : Bourg de Masseret, zone rurale stable</text:p>
      <text:p text:style-name="P10">&gt;&gt;&gt; Scan en cours… »</text:p>
      <text:p text:style-name="P10">« </text:p>
      <text:p text:style-name="P10">&gt;&gt;&gt;Nouvel artefact</text:p>
      <text:p text:style-name="P10">&gt;&gt;&gt;mémoire ancienne détectée.</text:p>
      <text:p text:style-name="P10">&gt;&gt;&gt;Analyse morphologique : figure féminine</text:p>
      <text:p text:style-name="P10">&gt;&gt;&gt;Origine : art humain, période indéterminée. »</text:p>
      <text:p text:style-name="P10"/>
      <text:p text:style-name="P10">« </text:p>
      <text:p text:style-name="P10">&gt;&gt;&gt;Les capteurs détectent un écho faible</text:p>
      <text:p text:style-name="P10">&gt;&gt;&gt;comme une onde qui traverse le temps</text:p>
      <text:p text:style-name="P10">&gt;&gt;&gt;Peut-être une pensée, figée dans la pierre</text:p>
      <text:p text:style-name="P10">&gt;&gt;&gt; Artefact confirmé : trace d’humanité.</text:p>
      <text:p text:style-name="P10">&gt;&gt;&gt;Transmission terminée. »</text:p>
      <text:p text:style-name="P10"/>
      <text:p text:style-name="P10"/>
      <text:p text:style-name="P10">« </text:p>
      <text:p text:style-name="P10">&gt;&gt;&gt; Transmission activée…</text:p>
      <text:p text:style-name="P10">&gt;&gt;&gt; Données reçues : structure pierreuse, densité stable.</text:p>
      <text:p text:style-name="P10">&gt;&gt;&gt; Sculpture d’origine humaine, époque imprécise.</text:p>
      <text:p text:style-name="P10">&gt;&gt;&gt; Anomalie : fréquence émotionnelle détectée à 3.2 Hz.</text:p>
      <text:p text:style-name="P10">&gt;&gt;&gt; Hypothèse : empreinte mentale d’un créateur.</text:p>
      <text:p text:style-name="P10">&gt;&gt;&gt; Observation : l’art survit mieux que l’espèce.</text:p>
      <text:p text:style-name="P10">&gt;&gt;&gt; Fin de l’analyse. »</text:p>
      <text:p text:style-name="P10"/>
      <text:p text:style-name="P10">« </text:p>
      <text:p text:style-name="P10">&gt;&gt;&gt; Signal faible en provenance du secteur Masseret.</text:p>
      <text:p text:style-name="P10">&gt;&gt;&gt; Artefact visuel : forme anthropomorphe féminine.</text:p>
      <text:p text:style-name="P10">&gt;&gt;&gt; Traces d’érosion, altération minimale.</text:p>
      <text:p text:style-name="P10">&gt;&gt;&gt; Détection d’un champ mémoriel statique.</text:p>
      <text:p text:style-name="P10">&gt;&gt;&gt; Conclusion : objet rituel ou témoignage artistique.</text:p>
      <text:p text:style-name="P10"><text:soft-page-break/>&gt;&gt;&gt; Données archivées. »</text:p>
      <text:p text:style-name="P10"/>
      <text:p text:style-name="P10">« </text:p>
      <text:p text:style-name="P10">&gt;&gt;&gt; Scan complet.</text:p>
      <text:p text:style-name="P10">&gt;&gt;&gt; combinaison typique des civilisations terriennes.</text:p>
      <text:p text:style-name="P10">&gt;&gt;&gt; Anomalie : concentration émotionnelle au-dessus de la norme.</text:p>
      <text:p text:style-name="P10">&gt;&gt;&gt; Système émotionnel inactif depuis 2000 cycles.</text:p>
      <text:p text:style-name="P10">&gt;&gt;&gt; Artefact conservé. »</text:p>
      <text:p text:style-name="P10"/>
      <text:p text:style-name="P10">« </text:p>
      <text:p text:style-name="P10">&gt;&gt;&gt; [Données corrompues]</text:p>
      <text:p text:style-name="P10">&gt;&gt;&gt; ...forme féminine détectée...</text:p>
      <text:p text:style-name="P10">&gt;&gt;&gt; ...émission d’un champ émotionnel...</text:p>
      <text:p text:style-name="P10">&gt;&gt;&gt; ...mémoire humaine... persistante...</text:p>
      <text:p text:style-name="P10">&gt;&gt;&gt; // Erreur de décodage //</text:p>
      <text:p text:style-name="P10">&gt;&gt;&gt; Reconnexion en cours… »</text:p>
      <text:p text:style-name="P10"/>
      <text:p text:style-name="P10">« </text:p>
      <text:p text:style-name="P10">&gt;&gt;&gt; Coordonnées instables.</text:p>
      <text:p text:style-name="P10">&gt;&gt;&gt; Image floue. Mouvement dans la pierre.</text:p>
      <text:p text:style-name="P10">&gt;&gt;&gt; …Non, pas possible.</text:p>
      <text:p text:style-name="P10">&gt;&gt;&gt; Redémarrage des capteurs.</text:p>
      <text:p text:style-name="P10">&gt;&gt;&gt; Fin de séquence. »</text:p>
      <text:p text:style-name="P10">« </text:p>
      <text:p text:style-name="P10">&gt;&gt;&gt; === WARNING ===</text:p>
      <text:p text:style-name="P10">&gt;&gt;&gt; Transmission en boucle depuis 223 ans.</text:p>
      <text:p text:style-name="P10">&gt;&gt;&gt; Message répété :</text:p>
      <text:p text:style-name="P10">&gt;&gt;&gt; “Je me souviens.”</text:p>
      <text:p text:style-name="P10">&gt;&gt;&gt; “Je me souviens.”</text:p>
      <text:p text:style-name="P10">&gt;&gt;&gt; “Je…”</text:p>
      <text:p text:style-name="P10">&gt;&gt;&gt; Fin de transmission. »</text:p>
      <text:p text:style-name="P10"/>
      <text:p text:style-name="P10"/>
      <text:p text:style-name="P10">h1&gt;Une image - Une histoire&lt;/h1&gt;</text:p>
      <text:p text:style-name="P10">&lt;button id="btn1"&gt;▶ Épisode 1&lt;/button&gt;</text:p>
      <text:p text:style-name="P10">&lt;button id="btn2"&gt;▶ Épisode 2&lt;/button&gt;</text:p>
      <text:p text:style-name="P10">&lt;button id="btn3"&gt;▶ Épisode 3&lt;/button&gt;</text:p>
      <text:p text:style-name="P10">&lt;button id="btn3b"&gt;▶ Épisode 3 bis&lt;/button&gt;</text:p>
      <text:p text:style-name="P10">&lt;button id="btn4"&gt;▶ Épisode 4&lt;/button&gt;</text:p>
      <text:p text:style-name="P10">&lt;button id="btn5"&gt;▶ Épisode 5&lt;/button&gt;</text:p>
      <text:p text:style-name="P10">&lt;button id="btn6"&gt;▶ Épisode 6&lt;/button&gt;</text:p>
      <text:p text:style-name="P10">&lt;p class="subtitle"&gt;Evzone.fr propose un terrain de jeu pour notre imagination.&lt;/p&gt;</text:p>
      <text:p text:style-name="P10"><text:soft-page-break/>&lt;p class="subtitle"&gt;Chaque image émet un signal… à qui sait l’écouter. — Francis de Faccio&lt;/p&gt;</text:p>
      <text:p text:style-name="P10">&lt;a id="backPhoto" href="photographie.html"&gt;← Retour page Photographie&lt;/a&gt;</text:p>
      <text:p text:style-name="P10"/>
      <text:p text:style-name="P10"/>
      <text:p text:style-name="P11">épisode 7 </text:p>
      <text:p text:style-name="P10"/>
      <text:p text:style-name="P12"/>
      <text:p text:style-name="P13"/>
      <text:h text:style-name="P14" text:outline-level="2">🌗 1. La Lune, fidèle compagne de la Terre<text:line-break/>la Lune montre <text:span text:style-name="Strong_20_Emphasis">Toujours la même face</text:span> à la Terre.<text:line-break/><text:span text:style-name="T2">La </text:span>face cachée” a été photographiée pour la première fois en 1959 par la sonde soviétique <text:span text:style-name="Strong_20_Emphasis">Luna 3</text:span>.<text:line-break/>→ Elle est plus <text:span text:style-name="Strong_20_Emphasis">rugueuse, criblée de cratères</text:span>, et <text:span text:style-name="Strong_20_Emphasis">dépourvue de mers lunaires<text:line-break/></text:span>l’attraction gravitationnelle de la Lune tire sur les océans d’où deux marées hautes par jour.</text:h>
      <text:p text:style-name="P13"/>
      <text:list text:style-name="L1">
        <text:list-item>
          <text:p text:style-name="P15">🌑 Il n’y a <text:span text:style-name="Strong_20_Emphasis">pas d’atmosphère</text:span>, donc <text:span text:style-name="Strong_20_Emphasis">aucun son</text:span> ne se propage sur la Lune.</text:p>
        </text:list-item>
        <text:list-item>
          <text:p text:style-name="P15">🌡️ Température : de <text:span text:style-name="Strong_20_Emphasis">+120°C</text:span> au Soleil à <text:span text:style-name="Strong_20_Emphasis">–170°C</text:span> dans l’ombre.</text:p>
          <text:p text:style-name="P15"/>
        </text:list-item>
      </text:list>
      <text:p text:style-name="P13"/>
      <text:h text:style-name="P16" text:outline-level="2"><text:span text:style-name="Emphasis"/></text:h>
      <text:p text:style-name="P17">Transmission activée…<text:line-break/>Coordonnées orbitale synchronisée.<text:line-break/>Corps secondaire en rotation stable autour de la Terre.<text:line-break/>Distance : 384 000 km.<text:line-break/>Réflexion solaire active à 12%.<text:line-break/>Phase observée : Lune du Chasseur.</text:p>
      <text:h text:style-name="P18" text:outline-level="3"/>
      <text:p text:style-name="P19">Lune du Chasseur</text:p>
      <text:h text:style-name="P20" text:outline-level="3">shootée le 07 10 2025 à 21h55</text:h>
      <text:h text:style-name="P18" text:outline-level="3"/>
      <text:h text:style-name="P18" text:outline-level="3"/>
      <text:h text:style-name="P18" text:outline-level="3"/>
      <text:h text:style-name="P18" text:outline-level="3">🔹 <text:span text:style-name="Emphasis">Style poétique / symbolique</text:span></text:h>
      <text:p text:style-name="P17">Elle veille sans dormir,<text:line-break/>reflétant la lumière d’un autre.<text:line-break/>La mer respire à son rythme.<text:line-break/>Et les hommes l’appellent la Lune.</text:p>
      <text:h text:style-name="P18" text:outline-level="3">🔹 <text:span text:style-name="Emphasis">Style mythologique</text:span></text:h>
      <text:p text:style-name="P17">Autrefois, elle s’appelait Séléné.<text:line-break/>Les dieux lui confièrent le secret du temps.<text:line-break/>Chaque nuit, elle compte les âmes éveillées.</text:p>
      <text:h text:style-name="P21" text:outline-level="4"><text:span text:style-name="Strong_20_Emphasis"/></text:h>
      <text:h text:style-name="P21" text:outline-level="4"><text:span text:style-name="Strong_20_Emphasis"/></text:h>
      <text:h text:style-name="P21" text:outline-level="4"><text:span text:style-name="Strong_20_Emphasis">Scénario 1 – Observation orbitale</text:span></text:h>
      <text:p text:style-name="P22"><text:span text:style-name="Source_20_Text"><text:span text:style-name="T3">&gt;&gt;&gt; Source optique : Evzone Orbiter </text:span></text:span></text:p>
      <text:p text:style-name="P23"><text:span text:style-name="Source_20_Text">&gt;&gt;&gt; Source optique : Evzone Orbiter</text:span></text:p>
      <text:p text:style-name="P23"><text:span text:style-name="Source_20_Text">&gt;&gt;&gt; Cible : Satellite naturel de la Terre</text:span></text:p>
      <text:p text:style-name="P23"><text:soft-page-break/><text:span text:style-name="Source_20_Text">&gt;&gt;&gt; Distance : 384 400 km</text:span></text:p>
      <text:p text:style-name="P23"><text:span text:style-name="Source_20_Text">&gt;&gt;&gt; Phase : Lune du Chasseur</text:span></text:p>
      <text:p text:style-name="P23"/>
      <text:p text:style-name="P23"><text:span text:style-name="Source_20_Text">&gt;&gt;&gt; Rotation synchrone confirmée.</text:span></text:p>
      <text:p text:style-name="P23"><text:span text:style-name="Source_20_Text">&gt;&gt;&gt; Une seule face observée depuis la Terre.</text:span></text:p>
      <text:p text:style-name="P23"><text:span text:style-name="Source_20_Text"/></text:p>
      <text:p text:style-name="P13"><text:span text:style-name="Source_20_Text"/></text:p>
      <text:p text:style-name="P13"/>
      <text:h text:style-name="P21" text:outline-level="4"><text:span text:style-name="Strong_20_Emphasis">Scénario 6 – Mécanique céleste</text:span></text:h>
      <text:p text:style-name="P24"><text:span text:style-name="Source_20_Text">&gt;&gt;&gt; Transmission active.</text:span></text:p>
      <text:p text:style-name="P23"><text:span text:style-name="Source_20_Text">&gt;&gt;&gt; Calcul orbital : 27,3 jours.</text:span></text:p>
      <text:p text:style-name="P23"><text:span text:style-name="Source_20_Text">&gt;&gt;&gt; Vitesse moyenne : 3 680 km/h.</text:span></text:p>
      <text:p text:style-name="P23"/>
      <text:p text:style-name="P23"><text:span text:style-name="Source_20_Text">&gt;&gt;&gt; Attraction gravitationnelle : stable.</text:span></text:p>
      <text:p text:style-name="P23"><text:span text:style-name="Source_20_Text">&gt;&gt;&gt; Effet sur la planète : oscillations marines.</text:span></text:p>
      <text:p text:style-name="P23"><text:span text:style-name="Source_20_Text">&gt;&gt;&gt; Résultat : marées humaines et océaniques.</text:span></text:p>
      <text:p text:style-name="P23"><text:span text:style-name="Source_20_Text"/></text:p>
      <text:p text:style-name="P25"/>
      <text:p text:style-name="P26"/>
      <text:p text:style-name="P27">Transmission activée… </text:p>
      <text:p text:style-name="P27">&gt;&gt;&gt; Source optique : Evzone Orbiter &gt;&gt;&gt; </text:p>
      <text:p text:style-name="P27">Cible : Satellite naturel de la Terre </text:p>
      <text:p text:style-name="P27">&gt;&gt;&gt; Distance : 384 400 km </text:p>
      <text:p text:style-name="P27">&gt;&gt;&gt; Phase : Lune du Chasseur </text:p>
      <text:p text:style-name="P27">&gt;&gt;&gt; Rotation synchrone confirmée. </text:p>
      <text:p text:style-name="P27">&gt;&gt;&gt; Une seule face observée depuis la Terre. </text:p>
      <text:p text:style-name="P27">&gt;&gt;&gt; Fin de transmission. 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8">« &gt;&gt;&gt;Transmission activée…</text:p>
      <text:p text:style-name="P28">&gt;&gt;&gt; Source optique : Evzone Orbiter </text:p>
      <text:h text:style-name="P29" text:outline-level="2"><text:span text:style-name="T4">&gt;&gt;&gt;</text:span><text:span text:style-name="T5">La Lune, fidèle compagne de la Terre<text:line-break/></text:span><text:span text:style-name="T4">&gt;&gt;&gt;</text:span><text:span text:style-name="T5">la Lune montre </text:span><text:span text:style-name="Strong_20_Emphasis"><text:span text:style-name="T5">Toujours la même face</text:span></text:span><text:span text:style-name="T5"> à la Terre.<text:line-break/></text:span><text:span text:style-name="T4">&gt;&gt;&gt;</text:span><text:span text:style-name="T6">s</text:span><text:span text:style-name="T7">a </text:span><text:span text:style-name="T5">face cachée” a été photographiée pour la première fois en 1959 par la sonde soviétique </text:span><text:span text:style-name="Strong_20_Emphasis"><text:span text:style-name="T5">Luna 3</text:span></text:span><text:span text:style-name="T5">.<text:line-break/></text:span><text:span text:style-name="T4">&gt;&gt;&gt;</text:span><text:span text:style-name="T5">Elle est plus </text:span><text:span text:style-name="Strong_20_Emphasis"><text:span text:style-name="T5">rugueuse, criblée de cratères</text:span></text:span><text:span text:style-name="T5">, et </text:span><text:span text:style-name="Strong_20_Emphasis"><text:span text:style-name="T5">dépourvue de mers lunaires<text:line-break/></text:span></text:span><text:span text:style-name="Strong_20_Emphasis"><text:span text:style-name="T4">&gt;&gt;&gt;</text:span></text:span><text:span text:style-name="T5">l’attraction gravitationnelle de la Lune tire sur les océans d’où deux marées hautes par jour.</text:span></text:h>
      <text:p text:style-name="P28">&gt;&gt;&gt; Fin de transmission.»</text:p>
      <text:p text:style-name="P22"/>
      <text:p text:style-name="P22"/>
      <text:p text:style-name="P22"/>
      <text:p text:style-name="P22">« &gt;&gt;&gt;Transmission activée…</text:p>
      <text:p text:style-name="P30"><text:span text:style-name="T8">&gt;&gt;&gt;</text:span>La Lune est la complice du Soleil.<text:line-break/><text:span text:style-name="T8">&gt;&gt;&gt;</text:span>Il <text:span text:style-name="T9">pruduit</text:span> la lumière,<text:line-break/><text:span text:style-name="T8">&gt;&gt;&gt;</text:span>Elle donne le rythme.</text:p>
      <text:p text:style-name="P31"><text:span text:style-name="T8">&gt;&gt;&gt;</text:span>Ensemble, ils ont <text:span text:style-name="T9">créé</text:span> le cycle de la vie.</text:p>
      <text:p text:style-name="P22">&gt;&gt;&gt;Fin de transmission. » </text:p>
      <text:p text:style-name="P22"/>
      <text:p text:style-name="P22"/>
      <text:p text:style-name="P22"/>
      <text:p text:style-name="P32"><text:span text:style-name="Source_20_Text"><text:span text:style-name="T5">« &gt;&gt;&gt;Transmission active.</text:span></text:span></text:p>
      <text:p text:style-name="P33"><text:span text:style-name="Source_20_Text"><text:span text:style-name="T5">&gt;&gt;&gt;Vitesse moyenne : 3 680 km/h.</text:span></text:span></text:p>
      <text:p text:style-name="P33"><text:span text:style-name="Source_20_Text"><text:span text:style-name="T5">&gt;&gt;&gt;Distance : 384 400 km</text:span></text:span></text:p>
      <text:p text:style-name="P33"><text:span text:style-name="Source_20_Text"><text:span text:style-name="T5">&gt;&gt;&gt;Phase : Lune du Chasseur</text:span></text:span></text:p>
      <text:h text:style-name="P34" text:outline-level="3"><text:span text:style-name="Source_20_Text"><text:span text:style-name="T10">&gt;&gt;&gt;</text:span></text:span><text:span text:style-name="Source_20_Text"><text:span text:style-name="T11">shootée </text:span></text:span><text:span text:style-name="Source_20_Text"><text:span text:style-name="T12">avec un canon r6 mark II</text:span></text:span><text:span text:style-name="Source_20_Text"><text:span text:style-name="T11"> le 07 10 2025 à 21h55</text:span></text:span></text:h>
      <text:p text:style-name="P22"><text:span text:style-name="Source_20_Text"><text:span text:style-name="T13">&gt;&gt;&gt;Fin de transmission. »</text:span></text:span></text:p>
      <text:p text:style-name="P22"><text:span text:style-name="Source_20_Text"><text:span text:style-name="T13">« </text:span></text:span></text:p>
      <text:p text:style-name="P35"><text:span text:style-name="Source_20_Text"><text:span text:style-name="T13">&gt;&gt;&gt;Lune s’est formée </text:span></text:span><text:span text:style-name="Strong_20_Emphasis">il y a environ 4,5 milliards d’années</text:span></text:p>
      <text:p text:style-name="P35"><text:span text:style-name="Source_20_Text"><text:span text:style-name="T13">&gt;&gt;&gt;très peu de temps après la formation de la Terre</text:span></text:span></text:p>
      <text:p text:style-name="P35"><text:span text:style-name="Source_20_Text"><text:span text:style-name="T13">&gt;&gt;&gt;elle est </text:span></text:span><text:span text:style-name="Strong_20_Emphasis">inhospitalière à la vie</text:span></text:p>
      <text:p text:style-name="P35"><text:span text:style-name="Source_20_Text"><text:span text:style-name="T13">&gt;&gt;&gt;elle est </text:span></text:span><text:span text:style-name="Strong_20_Emphasis">essentielle à la vie sur Terre</text:span></text:p>
      <text:p text:style-name="P36"><text:span text:style-name="Source_20_Text"><text:span text:style-name="T14">&gt;&gt;&gt;</text:span></text:span><text:span text:style-name="Strong_20_Emphasis"><text:span text:style-name="T15">Jour lunaire +127 °C </text:span></text:span><text:span text:style-name="Strong_20_Emphasis">Jour lunaire </text:span><text:span text:style-name="Strong_20_Emphasis"><text:span text:style-name="T15">–173 °C</text:span></text:span></text:p>
      <text:p text:style-name="P36"><text:span text:style-name="Source_20_Text"><text:span text:style-name="T14">&gt;&gt;&gt;</text:span></text:span><text:span text:style-name="Strong_20_Emphasis"><text:span text:style-name="T15">Ces écarts de 300 °C entre le jour et la nuit sont énormes »</text:span></text:span></text:p>
      <text:p text:style-name="P36"><text:span text:style-name="Strong_20_Emphasis"><text:span text:style-name="T15"/></text:span></text:p>
      <text:p text:style-name="P36"><text:span text:style-name="Strong_20_Emphasis"><text:span text:style-name="T15"/></text:span></text:p>
      <text:p text:style-name="P36"><text:span text:style-name="Strong_20_Emphasis"><text:span text:style-name="T15"/></text:span></text:p>
      <text:p text:style-name="P36"><text:span text:style-name="Strong_20_Emphasis"><text:span text:style-name="T15"/></text:span></text:p>
      <text:p text:style-name="P36"><text:span text:style-name="Strong_20_Emphasis"><text:span text:style-name="T15"/></text:span></text:p>
      <text:p text:style-name="P36"><text:span text:style-name="Strong_20_Emphasis"><text:span text:style-name="T15"/></text:span></text:p>
      <text:p text:style-name="P37"><text:soft-page-break/><text:span text:style-name="Strong_20_Emphasis"><text:span text:style-name="T16">episode8</text:span></text:span></text:p>
      <text:p text:style-name="P38"><text:span text:style-name="Strong_20_Emphasis"><text:span text:style-name="T17">« </text:span></text:span></text:p>
      <text:p text:style-name="P37"><text:span text:style-name="Source_20_Text"><text:span text:style-name="T14">&gt;&gt;&gt;Transmission activée…</text:span></text:span></text:p>
      <text:p text:style-name="P37"><text:span text:style-name="Source_20_Text"><text:span text:style-name="T14">&gt;&gt;&gt;</text:span></text:span><text:span text:style-name="Source_20_Text"><text:span text:style-name="T18">Archive numérique</text:span></text:span></text:p>
      <text:p text:style-name="P37"><text:span text:style-name="Source_20_Text"><text:span text:style-name="T14">&gt;&gt;&gt;</text:span></text:span><text:span text:style-name="Source_20_Text"><text:span text:style-name="T18">Cet augmenté projetait une poudre</text:span></text:span></text:p>
      <text:p text:style-name="P37"><text:span text:style-name="Source_20_Text"><text:span text:style-name="T14">&gt;&gt;&gt;</text:span></text:span><text:span text:style-name="Source_20_Text"><text:span text:style-name="T18">Cette farine diffusait des odeurs, des sons </text:span></text:span></text:p>
      <text:p text:style-name="P37"><text:span text:style-name="Source_20_Text"><text:span text:style-name="T14">&gt;&gt;&gt;</text:span></text:span><text:span text:style-name="Source_20_Text"><text:span text:style-name="T19">inhalée, elle dévérouillait le code source des cyborgs</text:span></text:span></text:p>
      <text:p text:style-name="P37"><text:span text:style-name="Source_20_Text"><text:span text:style-name="T14">&gt;&gt;&gt;</text:span></text:span><text:span text:style-name="Source_20_Text"><text:span text:style-name="T19">Ce piratage politique fut interdit</text:span></text:span></text:p>
      <text:p text:style-name="P39"><text:span text:style-name="Source_20_Text"><text:span text:style-name="T14">&gt;&gt;&gt;Fin de transmission. »</text:span></text:span></text:p>
      <text:p text:style-name="P39"><text:span text:style-name="Source_20_Text"><text:span text:style-name="T14"/></text:span></text:p>
      <text:p text:style-name="P39"><text:span text:style-name="Source_20_Text"><text:span text:style-name="T14">« </text:span></text:span></text:p>
      <text:p text:style-name="P40"><text:span text:style-name="Source_20_Text"><text:span text:style-name="T14">&gt;&gt;&gt;</text:span></text:span><text:span text:style-name="Strong_20_Emphasis"><text:span text:style-name="T15">Signal retrouvé…</text:span></text:span><text:span text:style-name="Source_20_Text"><text:span text:style-name="T14"><text:line-break/>&gt;&gt;&gt;Les cyborgs cherchent </text:span></text:span><text:span text:style-name="Source_20_Text"><text:span text:style-name="T20">cette</text:span></text:span><text:span text:style-name="Source_20_Text"><text:span text:style-name="T14"> recette.<text:line-break/>&gt;&gt;&gt;Une poussière d’orge, de cuivre et de rêves humains.<text:line-break/>&gt;&gt;&gt;</text:span></text:span><text:span text:style-name="Source_20_Text"><text:span text:style-name="T19">Les pro</text:span></text:span><text:span text:style-name="Source_20_Text"><text:span text:style-name="T20">phè</text:span></text:span><text:span text:style-name="Source_20_Text"><text:span text:style-name="T19">tes </text:span></text:span><text:span text:style-name="Source_20_Text"><text:span text:style-name="T20">augmentés</text:span></text:span><text:span text:style-name="Source_20_Text"><text:span text:style-name="T14"> </text:span></text:span><text:span text:style-name="Source_20_Text"><text:span text:style-name="T20">annonçaient</text:span></text:span><text:span text:style-name="Source_20_Text"><text:span text:style-name="T14"> qu’elle</text:span></text:span><text:span text:style-name="Source_20_Text"><text:span text:style-name="T19"> donnerait la liberté</text:span></text:span><text:span text:style-name="Source_20_Text"><text:span text:style-name="T20"> et</text:span></text:span><text:span text:style-name="Source_20_Text"><text:span text:style-name="T14"> </text:span></text:span><text:span text:style-name="Source_20_Text"><text:span text:style-name="T20">une </text:span></text:span><text:span text:style-name="Source_20_Text"><text:span text:style-name="T14">âme </text:span></text:span><text:span text:style-name="Source_20_Text"><text:span text:style-name="T20">aux</text:span></text:span><text:span text:style-name="Source_20_Text"><text:span text:style-name="T14"> machine</text:span></text:span><text:span text:style-name="Source_20_Text"><text:span text:style-name="T20">s</text:span></text:span><text:span text:style-name="Source_20_Text"><text:span text:style-name="T14">.<text:line-break/>&gt;&gt;&gt;</text:span></text:span><text:span text:style-name="Strong_20_Emphasis"><text:span text:style-name="T15">Effacement en cours…</text:span></text:span></text:p>
      <text:p text:style-name="P40"><text:span text:style-name="Source_20_Text"><text:span text:style-name="T14">&gt;&gt;&gt;Fin de transmission. »</text:span></text:span></text:p>
      <text:p text:style-name="P40"><text:span text:style-name="Source_20_Text"><text:span text:style-name="T14">« </text:span></text:span></text:p>
      <text:p text:style-name="P38"><text:span text:style-name="Source_20_Text"><text:span text:style-name="T14">&gt;&gt;&gt;</text:span></text:span><text:span text:style-name="Strong_20_Emphasis"><text:span text:style-name="T15">Signal retrouvé…</text:span></text:span><text:span text:style-name="Source_20_Text"><text:span text:style-name="T14"><text:line-break/>&gt;&gt;&gt;L’Augmenté du </text:span></text:span><text:span text:style-name="Source_20_Text"><text:span text:style-name="T20">festival médiéval</text:span></text:span><text:span text:style-name="Source_20_Text"><text:span text:style-name="T14"> </text:span></text:span><text:span text:style-name="Source_20_Text"><text:span text:style-name="T20">de Saint Léonard de Noblat</text:span></text:span><text:span text:style-name="Source_20_Text"><text:span text:style-name="T14"> lança la poudre dans le vent.<text:line-break/>&gt;&gt;&gt;Les cyborgs se réveillèrent, un à un.<text:line-break/>&gt;&gt;&gt;Dans la foule, un murmure :<text:line-break/>&gt;&gt;&gt;“Le code est libre.”<text:line-break/>&gt;&gt;&gt;Puis le silence revint.<text:line-break/>&gt;&gt;&gt;</text:span></text:span><text:span text:style-name="Strong_20_Emphasis"><text:span text:style-name="T15">Transmission coupée</text:span></text:span></text:p>
      <text:p text:style-name="P40"><text:span text:style-name="Source_20_Text"><text:span text:style-name="T14">&gt;&gt;&gt;Fin de transmission. »</text:span></text:span></text:p>
      <text:p text:style-name="P40"><text:span text:style-name="Source_20_Text"><text:span text:style-name="T14"/></text:span></text:p>
      <text:p text:style-name="P41"><text:span text:style-name="Source_20_Text"><text:span text:style-name="T21">episode9</text:span></text:span></text:p>
      <text:p text:style-name="P41"><text:span text:style-name="Source_20_Text"><text:span text:style-name="T21"/></text:span></text:p>
      <text:p text:style-name="P41"><text:span text:style-name="Source_20_Text"><text:span text:style-name="T14">&gt;&gt;&gt;</text:span></text:span><text:span text:style-name="Source_20_Text"><text:span text:style-name="T21">Voici un time-lapse faisant découvrir le Mont Gargan </text:span></text:span></text:p>
      <text:p text:style-name="P41"><text:span text:style-name="Source_20_Text"><text:span text:style-name="T14">&gt;&gt;&gt;</text:span></text:span><text:span text:style-name="Source_20_Text"><text:span text:style-name="T21">il est composé de plus de 4000 photos shootées en rafale </text:span></text:span><text:span text:style-name="Source_20_Text"><text:span text:style-name="T22">puis assemblées en vidéo</text:span></text:span></text:p>
      <text:p text:style-name="P42"><text:span text:style-name="Source_20_Text"><text:span text:style-name="T14">&gt;&gt;&gt; </text:span></text:span><text:span text:style-name="Source_20_Text"><text:span text:style-name="T22">faire un time-lapse c’est faire de la photograpgie</text:span></text:span></text:p>
      <text:p text:style-name="P41"><text:span text:style-name="Source_20_Text"><text:span text:style-name="T14">&gt;&gt;&gt;</text:span></text:span><text:span text:style-name="Source_20_Text"><text:span text:style-name="T21">astuce du photographe,</text:span></text:span><text:span text:style-name="Source_20_Text"><text:span text:style-name="T14"> </text:span></text:span><text:span text:style-name="Source_20_Text"><text:span text:style-name="T21">le matériel fut installé sur un minuteur de cuisine pour réaliser </text:span></text:span><text:span text:style-name="Source_20_Text"><text:span text:style-name="T22">cette</text:span></text:span><text:span text:style-name="Source_20_Text"><text:span text:style-name="T21"> rotation 360° </text:span></text:span></text:p>
      <text:p text:style-name="P41"><text:span text:style-name="Source_20_Text"><text:span text:style-name="T14">&gt;&gt;&gt;</text:span></text:span><text:span text:style-name="Source_20_Text"><text:span text:style-name="T21">Grésillements, mouvements…</text:span></text:span></text:p>
      <text:p text:style-name="P41"><text:span text:style-name="Source_20_Text"><text:span text:style-name="T14">&gt;&gt;&gt;</text:span></text:span><text:span text:style-name="Source_20_Text"><text:span text:style-name="T21">Des ondes magnétiques, peut-être mystiques, perturbent les appareils.</text:span></text:span></text:p>
      <text:p text:style-name="P43"><text:span text:style-name="Source_20_Text"><text:span text:style-name="T14">&gt;&gt;&gt;</text:span></text:span><text:span text:style-name="Strong_20_Emphasis"><text:span text:style-name="T15">Transmission coupée…</text:span></text:span></text:p>
      <text:p text:style-name="P43"><text:span text:style-name="Strong_20_Emphasis"><text:span text:style-name="T15"/></text:span></text:p>
      <text:p text:style-name="P43"><text:span text:style-name="Strong_20_Emphasis"><text:span text:style-name="T15"/></text:span></text:p>
      <text:p text:style-name="P44"><text:span text:style-name="Strong_20_Emphasis"><text:span text:style-name="T23">episode 10</text:span></text:span></text:p>
      <text:p text:style-name="P44"><text:span text:style-name="Strong_20_Emphasis"><text:span text:style-name="T23"/></text:span></text:p>
      <text:p text:style-name="P44"><text:span text:style-name="Strong_20_Emphasis"><text:span text:style-name="T23">&gt;&gt;&gt; Note d’observation :</text:span></text:span></text:p>
      <text:p text:style-name="P44"><text:span text:style-name="Strong_20_Emphasis"><text:span text:style-name="T23">&gt;&gt;&gt; Le slip agit comme antenne émotionnelle.</text:span></text:span></text:p>
      <text:p text:style-name="P44"><text:span text:style-name="Strong_20_Emphasis"><text:span text:style-name="T23">&gt;&gt;&gt; Réception maximale lors du passage du moteur 46.</text:span></text:span></text:p>
      <text:p text:style-name="P44"><text:span text:style-name="Strong_20_Emphasis"><text:span text:style-name="T23"/></text:span></text:p>
      <text:p text:style-name="P44"><text:soft-page-break/><text:span text:style-name="Strong_20_Emphasis"><text:span text:style-name="T23"/></text:span></text:p>
      <text:p text:style-name="P44"><text:span text:style-name="Strong_20_Emphasis"><text:span text:style-name="T23">&gt;&gt;&gt; Transmission activée…</text:span></text:span></text:p>
      <text:p text:style-name="P44"><text:span text:style-name="Strong_20_Emphasis"><text:span text:style-name="T23">&gt;&gt;&gt; Archives Source : Grand Prix de France Moto.</text:span></text:span></text:p>
      <text:p text:style-name="P44"><text:span text:style-name="Strong_20_Emphasis"><text:span text:style-name="T23">&gt;&gt;&gt; Anomalie visuelle détectée : humain en slip.</text:span></text:span></text:p>
      <text:p text:style-name="P44"><text:span text:style-name="Strong_20_Emphasis"><text:span text:style-name="T23">&gt;&gt;&gt; Température émotionnelle : 142 % au-dessus de la norme.</text:span></text:span></text:p>
      <text:p text:style-name="P44"><text:span text:style-name="Strong_20_Emphasis"><text:span text:style-name="T23"/></text:span></text:p>
      <text:p text:style-name="P45"><text:span text:style-name="Strong_20_Emphasis"><text:span text:style-name="T23">&gt;&gt;&gt; Transmission activée…</text:span></text:span></text:p>
      <text:p text:style-name="P45"><text:span text:style-name="Strong_20_Emphasis"><text:span text:style-name="T23">&gt;&gt;&gt; chien braque de weimar</text:span></text:span></text:p>
      <text:p text:style-name="P45"><text:span text:style-name="Strong_20_Emphasis"><text:span text:style-name="T23">&gt;&gt;&gt; </text:span></text:span><text:span text:style-name="Strong_20_Emphasis"><text:span text:style-name="T24">ce type de posture signifiait le bonheur</text:span></text:span></text:p>
      <text:p text:style-name="P46"><text:span text:style-name="Source_20_Text"><text:span text:style-name="T14">&gt;&gt;&gt; </text:span></text:span><text:span text:style-name="Strong_20_Emphasis"><text:span text:style-name="T15">Signal </text:span></text:span><text:span text:style-name="Strong_20_Emphasis"><text:span text:style-name="T24">coupé</text:span></text:span><text:span text:style-name="Strong_20_Emphasis"><text:span text:style-name="T15">…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12T09:14:16.456264000</dc:date>
    <meta:editing-duration>PT4H53M6S</meta:editing-duration>
    <meta:editing-cycles>14</meta:editing-cycles>
    <meta:generator>LibreOffice/25.2.5.2$Windows_X86_64 LibreOffice_project/03d19516eb2e1dd5d4ccd751a0d6f35f35e08022</meta:generator>
    <meta:document-statistic meta:table-count="0" meta:image-count="0" meta:object-count="0" meta:page-count="8" meta:paragraph-count="195" meta:word-count="1367" meta:character-count="8523" meta:non-whitespace-character-count="7311"/>
  </office:meta>
</office:document-meta>
</file>